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hyphenate="true"/>
    </style:style>
    <style:style style:name="P3" style:parent-style-name="Normal" style:family="paragraph">
      <style:text-properties fo:hyphenate="true"/>
    </style:style>
    <style:style style:name="P4" style:parent-style-name="Normal" style:family="paragraph">
      <style:text-properties fo:hyphenate="true"/>
    </style:style>
    <style:style style:name="P5" style:parent-style-name="Normal" style:family="paragraph">
      <style:text-properties fo:hyphenate="true"/>
    </style:style>
    <style:style style:name="P6" style:parent-style-name="Normal" style:family="paragraph">
      <style:text-properties fo:hyphenate="true"/>
    </style:style>
    <style:style style:name="P7" style:parent-style-name="Normal" style:family="paragraph">
      <style:text-properties fo:hyphenate="true"/>
    </style:style>
    <style:style style:name="P8" style:parent-style-name="Normal" style:family="paragraph">
      <style:text-properties fo:hyphenate="true"/>
    </style:style>
    <style:style style:name="P9" style:parent-style-name="Normal" style:family="paragraph">
      <style:text-properties fo:hyphenate="true"/>
    </style:style>
    <style:style style:name="P10" style:parent-style-name="Normal" style:family="paragraph">
      <style:text-properties fo:hyphenate="true"/>
    </style:style>
    <style:style style:name="P11" style:parent-style-name="Normal" style:family="paragraph">
      <style:text-properties fo:hyphenate="true"/>
    </style:style>
    <style:style style:name="P12" style:parent-style-name="Normal" style:family="paragraph">
      <style:text-properties fo:hyphenate="true"/>
    </style:style>
    <style:style style:name="P13" style:parent-style-name="Normal" style:family="paragraph">
      <style:text-properties fo:hyphenate="true"/>
    </style:style>
    <style:style style:name="P14" style:parent-style-name="Normal" style:family="paragraph">
      <style:text-properties fo:hyphenate="true"/>
    </style:style>
    <style:style style:name="P15" style:parent-style-name="Normal" style:family="paragraph">
      <style:text-properties fo:hyphenate="true"/>
    </style:style>
    <style:style style:name="P16" style:parent-style-name="Normal" style:family="paragraph">
      <style:text-properties fo:hyphenate="true"/>
    </style:style>
    <style:style style:name="P17" style:parent-style-name="Normal" style:family="paragraph">
      <style:text-properties fo:hyphenate="true"/>
    </style:style>
    <style:style style:name="P18" style:parent-style-name="Normal" style:family="paragraph">
      <style:text-properties fo:hyphenate="true"/>
    </style:style>
    <style:style style:name="P19" style:parent-style-name="Normal" style:family="paragraph">
      <style:text-properties fo:hyphenate="true"/>
    </style:style>
    <style:style style:name="P20" style:parent-style-name="Normal" style:family="paragraph">
      <style:text-properties fo:hyphenate="tru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P23" style:parent-style-name="Normal" style:family="paragraph">
      <style:paragraph-properties fo:break-before="page"/>
      <style:text-properties fo:hyphenate="true"/>
    </style:style>
    <style:style style:name="P24" style:parent-style-name="Normal" style:family="paragraph">
      <style:text-properties fo:hyphenate="true"/>
    </style:style>
    <style:style style:name="P25" style:parent-style-name="Normal" style:family="paragraph">
      <style:text-properties fo:hyphenate="true"/>
    </style:style>
    <style:style style:name="P26" style:parent-style-name="Normal" style:family="paragraph">
      <style:text-properties fo:hyphenate="true"/>
    </style:style>
    <style:style style:name="P27" style:parent-style-name="Normal" style:family="paragraph">
      <style:text-properties fo:hyphenate="true"/>
    </style:style>
    <style:style style:name="P28" style:parent-style-name="Normal" style:family="paragraph">
      <style:text-properties fo:hyphenate="true"/>
    </style:style>
    <style:style style:name="P29" style:parent-style-name="Normal" style:family="paragraph">
      <style:paragraph-properties fo:break-before="page"/>
      <style:text-properties fo:hyphenate="true"/>
    </style:style>
    <style:style style:name="P30" style:parent-style-name="Normal" style:family="paragraph">
      <style:paragraph-properties fo:break-before="page"/>
      <style:text-properties fo:hyphenate="true"/>
    </style:style>
    <style:style style:name="P31" style:parent-style-name="Normal" style:family="paragraph">
      <style:paragraph-properties fo:break-before="page"/>
      <style:text-properties fo:hyphenate="true"/>
    </style:style>
    <style:style style:name="P32" style:parent-style-name="Normal" style:family="paragraph">
      <style:paragraph-properties fo:break-before="page"/>
      <style:text-properties fo:hyphenate="true"/>
    </style:style>
    <style:style style:name="T33" style:parent-style-name="DefaultParagraphFont" style:family="text">
      <style:text-properties style:font-name="Tahoma" style:font-name-complex="Tahoma"/>
    </style:style>
    <style:style style:name="T34" style:parent-style-name="DefaultParagraphFont" style:family="text">
      <style:text-properties style:font-name="Tahoma" style:font-name-complex="Tahoma"/>
    </style:style>
    <style:style style:name="T35" style:parent-style-name="DefaultParagraphFont" style:family="text">
      <style:text-properties style:font-name="Tahoma" style:font-name-complex="Tahoma"/>
    </style:style>
    <style:style style:name="T36" style:parent-style-name="DefaultParagraphFont" style:family="text">
      <style:text-properties style:font-name="Tahoma" style:font-name-complex="Tahoma"/>
    </style:style>
    <style:style style:name="T37" style:parent-style-name="DefaultParagraphFont" style:family="text">
      <style:text-properties style:font-name="Tahoma" style:font-name-complex="Tahoma"/>
    </style:style>
  </office:automatic-styles>
  <office:body>
    <office:text text:use-soft-page-breaks="true">
      <text:p text:style-name="P1">OPERATING GUIDELINES<text:s/></text:p>
      <text:p text:style-name="Normal"/>
      <text:p text:style-name="Normal">Accessing AWS Server with Remote Desktop</text:p>
      <text:p text:style-name="Normal">Ec2-3-10-171-254.eu-west-2.compute.amazonaws.com</text:p>
      <text:p text:style-name="P2">HSSWebsite with Templates (sub-directory) and RiskTemplates</text:p>
      <text:p text:style-name="P3">(sub-directories for adding Templates)</text:p>
      <text:p text:style-name="P4"/>
      <text:p text:style-name="P5"/>
      <text:p text:style-name="P6">Mongo Database</text:p>
      <text:p text:style-name="P7"/>
      <text:p text:style-name="P8">Partner Websites</text:p>
      <text:p text:style-name="P9">Partner.Microsoft.Com<text:s text:c="12"/></text:p>
      <text:p text:style-name="P10">Android.Developer.Com</text:p>
      <text:p text:style-name="P11">Developer.Amazon.Com</text:p>
      <text:p text:style-name="P12">Github.Com</text:p>
      <text:p text:style-name="P13"/>
      <text:p text:style-name="P14">Marketing</text:p>
      <text:p text:style-name="P15">YouTube.Com</text:p>
      <text:p text:style-name="P16">Healthandsafetysystemsuk.com.business.site</text:p>
      <text:p text:style-name="P17">Products and Stores</text:p>
      <text:p text:style-name="P18">Compliance 2021 V2.0.1 <text:s text:c="34"/>Amazon</text:p>
      <text:p text:style-name="P19"><text:s text:c="79"/>Google</text:p>
      <text:p text:style-name="P20"><text:s text:c="79"/>Microsoft</text:p>
      <text:p text:style-name="P21"><text:s text:c="10"/></text:p>
      <text:p text:style-name="P22"/>
      <text:p text:style-name="P23"/>
      <text:p text:style-name="P24"/>
      <text:p text:style-name="P25">Passwords</text:p>
      <text:p text:style-name="P26">Google <text:s text:c="9"/><text:a xlink:href="mailto:CliveHCharlesworth@gmail.com" office:target-frame-name="_top" xlink:show="replace"><text:span text:style-name="Hyperlink">CliveHCharlesworth@gmail.com</text:span></text:a><text:s text:c="42"/>Fsiukltd1</text:p>
      <text:p text:style-name="P27">Microsoft <text:s text:c="4"/><text:a xlink:href="mailto:CliveHCharlesworth@fsiuk.com" office:target-frame-name="_top" xlink:show="replace"><text:span text:style-name="Hyperlink">CliveHCharlesworth@fsiuk.com</text:span></text:a><text:s text:c="44"/>Fsiukltd@3 <text:s/>(Personal)</text:p>
      <text:p text:style-name="P28"><text:s text:c="42"/><text:s text:c="82"/>HeathHouse@3 (Work)</text:p>
      <text:p text:style-name="Normal">Cordova Syntax <text:s/></text:p>
      <text:p text:style-name="Normal">Cordova create ComplianceV2 com.uk.healthandsafetysystems ComplianceV2 ComplianceV2</text:p>
      <text:p text:style-name="Normal">Cordova platform add<text:s/><text:a xlink:href="mailto:android@9.0.0" office:target-frame-name="_top" xlink:show="replace"><text:span text:style-name="Hyperlink">android@9.0.0</text:span></text:a><text:s text:c="6"/>(to Level 29 for apk need level 30 by summer 2021)</text:p>
      <text:p text:style-name="Normal">Cordova build android</text:p>
      <text:p text:style-name="Normal">Cordova run android –release</text:p>
      <text:p text:style-name="Normal">Cordova plugin add cordova-plugin-camera</text:p>
      <text:p text:style-name="Normal">Other plugins<text:s/></text:p>
      <text:p text:style-name="Normal">File</text:p>
      <text:p text:style-name="Normal">Inappbrowser</text:p>
      <text:p text:style-name="Normal">Geolocation</text:p>
      <text:p text:style-name="Normal">Media</text:p>
      <text:p text:style-name="Normal">Media-capture</text:p>
      <text:p text:style-name="Normal">Cleartext</text:p>
      <text:p text:style-name="Normal">Dialogs</text:p>
      <text:p text:style-name="Normal">Sqlserver</text:p>
      <text:p text:style-name="Normal">File-opener2</text:p>
      <text:p text:style-name="Normal"/>
      <text:p text:style-name="Normal"/>
      <text:p text:style-name="P29"/>
      <text:p text:style-name="P30"/>
      <text:p text:style-name="Normal"/>
      <text:p text:style-name="NoSpacing">GitHub.Com/FSI-UK <text:s text:c="2"/>Password Fsisukltd@1</text:p>
      <text:p text:style-name="NoSpacing"/>
      <text:p text:style-name="NoSpacing">Compliance 2021 V2.0.1</text:p>
      <text:p text:style-name="NoSpacing">Risk Assessments 2021</text:p>
      <text:p text:style-name="NoSpacing">PermitsToWork 2021 V2.0.1</text:p>
      <text:p text:style-name="NoSpacing"/>
      <text:p text:style-name="NoSpacing">Basic syntax</text:p>
      <text:p text:style-name="NoSpacing">User Name FSI-UK <text:s text:c="3"/>Password: <text:s/>Fsiukltd@1</text:p>
      <text:p text:style-name="NoSpacing"/>
      <text:p text:style-name="NoSpacing">Access: <text:s/>github.Com/FSI-UK</text:p>
      <text:p text:style-name="NoSpacing"/>
      <text:p text:style-name="NoSpacing">To check Git Installed <text:s/></text:p>
      <text:p text:style-name="NoSpacing"/>
      <text:p text:style-name="NoSpacing">git --version</text:p>
      <text:p text:style-name="NoSpacing"/>
      <text:p text:style-name="NoSpacing"/>
      <text:p text:style-name="NoSpacing"/>
      <text:p text:style-name="NoSpacing"/>
      <text:p text:style-name="NoSpacing">To initialise a folder and connect to Git</text:p>
      <text:p text:style-name="NoSpacing"/>
      <text:p text:style-name="NoSpacing">echo "# ComplianceV2" &gt;&gt; README.md</text:p>
      <text:p text:style-name="NoSpacing">git init</text:p>
      <text:p text:style-name="NoSpacing">git add README.md</text:p>
      <text:p text:style-name="NoSpacing">git commit -m "First Commit"</text:p>
      <text:p text:style-name="NoSpacing">git branch -M main</text:p>
      <text:p text:style-name="NoSpacing">git<text:s/>remote add origin https://github.com/FSI-UK/Documentation.git</text:p>
      <text:p text:style-name="NoSpacing">git push -u origin main</text:p>
      <text:p text:style-name="NoSpacing"/>
      <text:p text:style-name="NoSpacing">To initialise and force all files</text:p>
      <text:p text:style-name="NoSpacing"/>
      <text:p text:style-name="NoSpacing">git init</text:p>
      <text:p text:style-name="NoSpacing">git add --all</text:p>
      <text:p text:style-name="Normal">git commit -m "All Documents"</text:p>
      <text:p text:style-name="Normal">git push -f https://github.com/FSI-UK/Documentation.git</text:p>
      <text:p text:style-name="P31"/>
      <text:p text:style-name="NoSpacing">Production Copies on fsiuk.visualstudio.com</text:p>
      <text:p text:style-name="NoSpacing">Original copies developed with James</text:p>
      <text:p text:style-name="NoSpacing">Event Reporting</text:p>
      <text:p text:style-name="NoSpacing">Compliance</text:p>
      <text:p text:style-name="NoSpacing">Risk Assessments</text:p>
      <text:p text:style-name="P32"/>
      <text:p text:style-name="NoSpacing"/>
      <text:p text:style-name="NoSpacing">Signing Apps for Google, Amazon and Microsoft</text:p>
      <text:p text:style-name="NoSpacing"/>
      <text:p text:style-name="NoSpacing"/>
      <text:p text:style-name="NoSpacing">Android signing stages:</text:p>
      <text:p text:style-name="NoSpacing"/>
      <text:p text:style-name="NoSpacing"/>
      <text:p text:style-name="NoSpacing">(1) <text:s text:c="2"/>Create keystore in Program<text:s/>Files/Java/JDK1.8.0_251/Bin by running as Administrator</text:p>
      <text:p text:style-name="NoSpacing"><text:s text:c="6"/></text:p>
      <text:p text:style-name="NoSpacing">keytool -genkey -v -keystore evolutionrisks.keystore -alias risksalias -keyalg RSA -keysize 2048 -validity 10000</text:p>
      <text:p text:style-name="NoSpacing"><text:s text:c="6"/></text:p>
      <text:p text:style-name="NoSpacing">keytool -genkey -v -keystore evolutioncompliance.keystore -alias compliancealias -keyalg RSA -keysize 2048 -validity 10000</text:p>
      <text:p text:style-name="NoSpacing"><text:s text:c="5"/></text:p>
      <text:p text:style-name="NoSpacing"><text:s text:c="6"/>(change to appropriate app name)</text:p>
      <text:p text:style-name="NoSpacing"/>
      <text:p text:style-name="NoSpacing"><text:s text:c="6"/>App keys are retained in C:/FSI/Keystore/Android<text:s/></text:p>
      <text:p text:style-name="NoSpacing"/>
      <text:p text:style-name="NoSpacing">(2) <text:s text:c="2"/>Run "Cordova run android --release" in the App directory and retrieve unsigned apk from<text:s/></text:p>
      <text:p text:style-name="NoSpacing"><text:s text:c="5"/>Project Name/platforms/android/app/build/output directory for the <text:s text:c="3"/>generated apk</text:p>
      <text:p text:style-name="NoSpacing"><text:s text:c="5"/></text:p>
      <text:p text:style-name="NoSpacing">(3) <text:s text:c="2"/>Copy generated APK to fsi/keystore/android on old Fujitsu Server<text:s/></text:p>
      <text:p text:style-name="NoSpacing"/>
      <text:p text:style-name="NoSpacing">(4) <text:s text:c="2"/>Run Jarsigner<text:s/></text:p>
      <text:p text:style-name="NoSpacing"/>
      <text:p text:style-name="NoSpacing"><text:s text:c="6"/>jarsigner -verbose -sigalg SHA1withRSA -digestalg SHA1 -keystore evolutionpermits.keystore app-release-unsigned.apk permitsalias</text:p>
      <text:p text:style-name="NoSpacing"><text:s text:c="6"/>jarsigner -verbose -sigalg SHA1withRSA -digestalg SHA1 -keystore evolutionrisks.keystore app-release-unsigned.apk risksalias</text:p>
      <text:p text:style-name="NoSpacing"><text:s text:c="6"/>jarsigner -verbose -sigalg SHA1withRSA -digestalg SHA1 -keystore evolutioncompliance.keystore app-release-unsigned.apk compliancealias</text:p>
      <text:p text:style-name="NoSpacing"/>
      <text:p text:style-name="NoSpacing"/>
      <text:p text:style-name="NoSpacing">(5) <text:s text:c="2"/>Run zipalign</text:p>
      <text:p text:style-name="NoSpacing"/>
      <text:p text:style-name="NoSpacing"><text:s text:c="6"/>zipalign -p 4 c:/fsi/keystore/app-release-unsigned.apk permits-aligned.apk (Need to run command as Administrator)</text:p>
      <text:p text:style-name="NoSpacing"><text:s text:c="6"/>zipalign -p 4 app-release-unsigned.apk RiskAssessments2021aligned.apk (Need to run command as Administrator)</text:p>
      <text:p text:style-name="NoSpacing"><text:s text:c="6"/>zipalign -p 4 app-release-unsigned.apk compliance2021V201-aligned.apk (Need to run command as Administrator)</text:p>
      <text:p text:style-name="NoSpacing"/>
      <text:p text:style-name="NoSpacing"/>
      <text:p text:style-name="NoSpacing">(6) <text:s text:c="2"/>upload zipalign output apk to Google</text:p>
      <text:p text:style-name="NoSpacing"/>
      <text:p text:style-name="NoSpacing"/>
      <text:p text:style-name="NoSpacing">++++++++++++++++++++++++++++++++++++++++++++++++++++++++++++++++++++++++++++++++++++++++++++++++++++++++++++++</text:p>
      <text:p text:style-name="NoSpacing"/>
      <text:p text:style-name="NoSpacing"/>
      <text:p text:style-name="NoSpacing">Windows</text:p>
      <text:p text:style-name="NoSpacing"/>
      <text:p text:style-name="NoSpacing">Visual Studio 2017 required as VS2019 does n t support MS Build 4.0 needed by Cordova to create Appx<text:s/></text:p>
      <text:p text:style-name="NoSpacing"/>
      <text:p text:style-name="NoSpacing">Using Powershell go into c:/users/clive to create a certficate that can be used for all Apps</text:p>
      <text:p text:style-name="NoSpacing">1st command</text:p>
      <text:p text:style-name="NoSpacing"/>
      <text:p text:style-name="NoSpacing">(1) Create a Valid Certificate for the Publisher</text:p>
      <text:p text:style-name="NoSpacing"/>
      <text:p text:style-name="NoSpacing">New-SelfSignedCertificate -Type Custom -Subject "CN=E18459C2-2E1C-4D63-9A08-F80D5FA64673" -KeyUsage DigitalSignature -FriendlyName<text:s/>"HealthandSafetySystems.UK.Com" -CertStoreLocation "Cert:\CurrentUser\My" -TextExtension @("2.5.29.37={text}1.3.6.1.5.5.7.3.3", "2.5.29.19={text}")</text:p>
      <text:p text:style-name="NoSpacing">2nd command</text:p>
      <text:p text:style-name="NoSpacing">$password = ConvertTo-SecureString -String Fsiukltd@1 -Force -AsPlainText<text:s/></text:p>
      <text:p text:style-name="NoSpacing">(2) <text:s/>Now create the valid pfx file in the FSI/Keystore/Windows</text:p>
      <text:p text:style-name="NoSpacing">3rd command</text:p>
      <text:p text:style-name="NoSpacing">Get-ChildItem -Path cert:\CurrentUser\my\8FF664C8F01AD6226E934E80F0DE2DCB9EB32156 | Export-PfxCertificate -FilePath C:\fsi\keystore\windows\eVolution.pfx -Password $password</text:p>
      <text:p text:style-name="NoSpacing"/>
      <text:p text:style-name="NoSpacing">Add following to Windows platform preferences in Config.XML</text:p>
      <text:p text:style-name="NoSpacing"><text:s/>&lt;preference name="WindowsStoreIdentityName" value="40948HealthandSafetySyste.Compliance2021"/&gt; or similar for other Apps</text:p>
      <text:p text:style-name="NoSpacing"/>
      <text:p text:style-name="NoSpacing">make sure build.json file has been added to App directory</text:p>
      <text:p text:style-name="NoSpacing"/>
      <text:p text:style-name="NoSpacing">cordova run windows --release --buildConfig=build.JSON <text:s text:c="2"/>--archs=x64</text:p>
      <text:p text:style-name="NoSpacing">cordova run windows --release --buildConfig=build.JSON <text:s text:c="2"/>--archs=x86</text:p>
      <text:p text:style-name="NoSpacing"/>
      <text:p text:style-name="NoSpacing">Move Release APPX to Program Files (x86)/Windows Kits/10/bin......</text:p>
      <text:p text:style-name="NoSpacing">(make sure it is the Release Appx and not the Debug Appx</text:p>
      <text:p text:style-name="NoSpacing"/>
      <text:p text:style-name="NoSpacing">Once the certificate is<text:s/>available use Signtool.</text:p>
      <text:p text:style-name="NoSpacing"/>
      <text:p text:style-name="NoSpacing">CN18.pfx is for the Windows Publisher id beginning CN=18</text:p>
      <text:p text:style-name="NoSpacing"/>
      <text:p text:style-name="NoSpacing">Use the Signtool exe which is in Program Files (x86)\Windows Kits\10\bin\....</text:p>
      <text:p text:style-name="NoSpacing"/>
      <text:p text:style-name="NoSpacing"/>
      <text:p text:style-name="NoSpacing">SignTool sign /fd SHA256 /a /f c:\\fsi\\keystore\\CN18.pfx /p Fsiukltd@1 Compliance2021.appx</text:p>
      <text:p text:style-name="NoSpacing">SignTool sign /fd SHA256 /a /f c:\\fsi\\keystore\\Windows\\CN18.pfx /p Fsiukltd@1 RiskAssessments2021x64.appx</text:p>
      <text:p text:style-name="NoSpacing">SignTool sign /fd SHA256 /a /f c:\\fsi\\keystore\\Windows\\CN18.pfx /p Fsiukltd@1 RiskAssessments2021x86.appx</text:p>
      <text:p text:style-name="NoSpacing">SignTool sign /fd SHA256 /a /f<text:s/>c:\\fsi\\keystore\\Windows\\CN18.pfx /p Fsiukltd@1 Compliance2021x64.appx</text:p>
      <text:p text:style-name="NoSpacing">SignTool sign /fd SHA256 /a /f c:\\fsi\\keystore\\Windows\\CN18.pfx /p Fsiukltd@1 Compliance2021x86.appx</text:p>
      <text:p text:style-name="NoSpacing">SignTool sign /fd SHA256 /a /f c:\\fsi\\keystore\\Windows\\CN18.pfx /p Fsiukltd@1 Permits2021x64.appx</text:p>
      <text:p text:style-name="NoSpacing">SignTool sign /fd SHA256 /a /f c:\\fsi\\keystore\\Windows\\CN18.pfx /p Fsiukltd@1 Permits2021x86.appx</text:p>
      <text:p text:style-name="NoSpacing"/>
      <text:p text:style-name="NoSpacing">WINDOWS<text:s/><text:span text:style-name="T33">�</text:span><text:s/>distributing to users directly</text:p>
      <text:p text:style-name="NoSpacing"/>
      <text:p text:style-name="NoSpacing">Can t send an APPX file by e-mail as it s blocked by gmail and Windows install fails with unknown and untrusted certificate when trying to open attachment.</text:p>
      <text:p text:style-name="NoSpacing"/>
      <text:p text:style-name="NoSpacing">Alternative approach is to upload the APPX file to Dropback then</text:p>
      <text:p text:style-name="NoSpacing">in Dropbox get a link to the APPX file which can be emailed to the user.<text:s/></text:p>
      <text:p text:style-name="NoSpacing"/>
      <text:p text:style-name="NoSpacing">The APPX file needs to be signed before mailing. Most files<text:s/></text:p>
      <text:p text:style-name="NoSpacing">Are created with the Publisher equal to<text:s/><text:span text:style-name="T34">�</text:span>Apache Cordova Team<text:span text:style-name="T35">�</text:span>.</text:p>
      <text:p text:style-name="NoSpacing"/>
      <text:p text:style-name="NoSpacing">The evolution.pfx file in FSI/Keystore/Windows is for the Apache Cordova Team.<text:s/></text:p>
      <text:p text:style-name="NoSpacing"/>
      <text:p text:style-name="NoSpacing">Where RAV2Unsigned.Appx is the APPX file from Cordova Windows/AppPackages</text:p>
      <text:p text:style-name="NoSpacing"/>
      <text:p text:style-name="NoSpacing">An error<text:s/>during signing normally means the Publisher names don t match.</text:p>
      <text:p text:style-name="NoSpacing"/>
      <text:p text:style-name="NoSpacing">Once signed Upload APPX to Dropbox and email link</text:p>
      <text:p text:style-name="NoSpacing"/>
      <text:p text:style-name="NoSpacing">User</text:p>
      <text:p text:style-name="NoSpacing"/>
      <text:p text:style-name="NoSpacing">Clicks link and file opens on screen.</text:p>
      <text:p text:style-name="NoSpacing">In top right is a download icon</text:p>
      <text:p text:style-name="NoSpacing">Click this and note directory where file has been stored e.g. C:\Users\Clive\Downloads</text:p>
      <text:p text:style-name="NoSpacing"/>
      <text:p text:style-name="NoSpacing">Go to downloaded APPX and right click to get Properties and</text:p>
      <text:p text:style-name="NoSpacing">Then Digital Signature.</text:p>
      <text:p text:style-name="NoSpacing"/>
      <text:p text:style-name="NoSpacing">Click on Apache Cordova then the Details button.</text:p>
      <text:p text:style-name="NoSpacing"/>
      <text:p text:style-name="NoSpacing">Click on View Certificate and then click on install certificate</text:p>
      <text:p text:style-name="NoSpacing">Choose the Browse option and then<text:s/>the Trusted Root Certificate</text:p>
      <text:p text:style-name="NoSpacing"/>
      <text:p text:style-name="NoSpacing">Then Next then Finish</text:p>
      <text:p text:style-name="NoSpacing"/>
      <text:p text:style-name="NoSpacing">Next get Path of downloaded file and go into PowerShell as an Administrator</text:p>
      <text:p text:style-name="NoSpacing"/>
      <text:p text:style-name="NoSpacing">Type in Add-AppxPackage -Path<text:s/><text:span text:style-name="T36">�</text:span>c:\Users\Clive\Download\RAV2SignedWindows10.appx<text:span text:style-name="T37">�</text:span></text:p>
      <text:p text:style-name="NoSpacing"/>
      <text:p text:style-name="NoSpacing">App should now be available for use.<text:s/></text:p>
      <text:p text:style-name="NoSpacing"/>
      <text:p text:style-name="NoSpacing">To<text:s/>use the Publisher in Build.JSON run the following build from Cordova Command Line</text:p>
      <text:p text:style-name="NoSpacing">otherwise Publisher will be Cordova Apache Team</text:p>
      <text:p text:style-name="NoSpacing"/>
      <text:p text:style-name="NoSpacing">cordova run windows --release --buildConfig=build.JSON <text:s text:c="2"/>--archs=x64</text:p>
      <text:p text:style-name="NoSpacing">cordova run windows --release --buildConfig=build.JSON <text:s/><text:s/>--archs=x86</text:p>
      <text:p text:style-name="NoSpacing"/>
      <text:p text:style-name="NoSpacing">Add following to Windows platform preferences in Config.XML</text:p>
      <text:p text:style-name="NoSpacing"><text:s/>&lt;preference name="WindowsStoreIdentityName" value="40948HealthandSafetySyste.Compliance2021"/&gt;</text:p>
      <text:p text:style-name="NoSpacing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ive Charlesworth</meta:initial-creator>
    <dc:creator>Clive Charlesworth</dc:creator>
    <meta:creation-date>2021-03-05T11:06:00Z</meta:creation-date>
    <dc:date>2021-03-05T11:31:00Z</dc:date>
    <meta:template xlink:href="Normal" xlink:type="simple"/>
    <meta:editing-cycles>4</meta:editing-cycles>
    <meta:editing-duration>PT2280S</meta:editing-duration>
    <meta:document-statistic meta:page-count="1" meta:paragraph-count="16" meta:word-count="1223" meta:character-count="8180" meta:row-count="58" meta:non-whitespace-character-count="6973"/>
  </office:meta>
</office:document-meta>
</file>